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152" calcext:value-type="float">
            <text:p>88.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708" calcext:value-type="float">
            <text:p>87.1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0984" calcext:value-type="float">
            <text:p>83.3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112" calcext:value-type="float">
            <text:p>81.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0784" calcext:value-type="float">
            <text:p>81.7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0368" calcext:value-type="float">
            <text:p>81.4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7984" calcext:value-type="float">
            <text:p>82.1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432" calcext:value-type="float">
            <text:p>83.0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3184" calcext:value-type="float">
            <text:p>81.8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200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4064" calcext:value-type="float">
            <text:p>92.7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0392" calcext:value-type="float">
            <text:p>80.8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200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2992" calcext:value-type="float">
            <text:p>78.8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3432" calcext:value-type="float">
            <text:p>82.3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200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03904" calcext:value-type="float">
            <text:p>80.0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200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8256" calcext:value-type="float">
            <text:p>78.2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408" calcext:value-type="float">
            <text:p>78.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9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9512" calcext:value-type="float">
            <text:p>77.6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956" calcext:value-type="float">
            <text:p>76.4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5216" calcext:value-type="float">
            <text:p>76.7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2944" calcext:value-type="float">
            <text:p>76.1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6368" calcext:value-type="float">
            <text:p>76.0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792" calcext:value-type="float">
            <text:p>74.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86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608" calcext:value-type="float">
            <text:p>75.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8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2032" calcext:value-type="float">
            <text:p>74.9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8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6104" calcext:value-type="float">
            <text:p>74.7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8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4664" calcext:value-type="float">
            <text:p>74.6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8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1328" calcext:value-type="float">
            <text:p>73.8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8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7232" calcext:value-type="float">
            <text:p>74.6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7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2512" calcext:value-type="float">
            <text:p>74.9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832" calcext:value-type="float">
            <text:p>74.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7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7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7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9192" calcext:value-type="float">
            <text:p>71.2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7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7096" calcext:value-type="float">
            <text:p>68.9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6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2088" calcext:value-type="float">
            <text:p>68.5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6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0032" calcext:value-type="float">
            <text:p>66.5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6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6176" calcext:value-type="float">
            <text:p>65.4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6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4704" calcext:value-type="float">
            <text:p>63.5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6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3328" calcext:value-type="float">
            <text:p>63.2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6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9536" calcext:value-type="float">
            <text:p>61.8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6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6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6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6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5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5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6201</text:p>
          </table:table-cell>
          <table:table-cell office:value-type="string" calcext:value-type="string">
            <text:p>Lautz Quad</text:p>
          </table:table-cell>
          <table:table-cell office:value-type="string" calcext:value-type="string">
            <text:p>1956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3696" calcext:value-type="float">
            <text:p>57.0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